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6202" officeooo:paragraph-rsid="000d6202"/>
    </style:style>
    <style:style style:name="P2" style:family="paragraph" style:parent-style-name="Standard">
      <style:text-properties officeooo:paragraph-rsid="000d6202"/>
    </style:style>
    <style:style style:name="P3" style:family="paragraph" style:parent-style-name="Standard">
      <style:paragraph-properties fo:text-align="center" style:justify-single-word="false"/>
      <style:text-properties fo:font-size="15pt" fo:font-weight="bold" officeooo:rsid="000d6202" officeooo:paragraph-rsid="000d6202" style:font-size-asian="15pt" style:font-weight-asian="bold" style:font-size-complex="15pt" style:font-weight-complex="bold"/>
    </style:style>
    <style:style style:name="P4" style:family="paragraph" style:parent-style-name="Standard">
      <style:text-properties officeooo:rsid="000f3c72" officeooo:paragraph-rsid="000f3c72"/>
    </style:style>
    <style:style style:name="P5" style:family="paragraph" style:parent-style-name="Standard">
      <style:paragraph-properties fo:break-before="page"/>
      <style:text-properties fo:font-weight="bold" officeooo:rsid="000d6202" officeooo:paragraph-rsid="000d6202" style:font-weight-asian="bold" style:font-weight-complex="bold"/>
    </style:style>
    <style:style style:name="T1" style:family="text">
      <style:text-properties officeooo:rsid="000d62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vn: Preben Bucher Johannessen<text:tab/><text:tab/><text:tab/><text:tab/><text:tab/>Universitetet i Bergen</text:p>
      <text:p text:style-name="P1">Adr: Warthestr. 14, 12051 Berlin<text:tab/><text:tab/><text:tab/><text:tab/><text:tab/>Institutt for Informatikk</text:p>
      <text:p text:style-name="P2"><text:span text:style-name="T1">Studentnr: </text:span>180846<text:span text:style-name="T1"> <text:tab/><text:tab/><text:tab/><text:tab/><text:tab/><text:tab/><text:tab/>Att: Pål Magnus Gunnestad</text:span></text:p>
      <text:p text:style-name="P1">Fagkode: INF399</text:p>
      <text:p text:style-name="P1">Veileder: Ahmad Hemmati</text:p>
      <text:p text:style-name="P1"/>
      <text:p text:style-name="P3">Søknad om utsettelse av innleveringsfrist</text:p>
      <text:p text:style-name="P1"/>
      <text:p text:style-name="P1">Jeg, Preben Bucher Johannessen, ønsker å søke om utsettelse av innleveringsfristen på min masteroppgave, med fagkode INF399, med innlevering 20.11.2019. Begrunnelsen for utsettelsen er at jeg ble far den 30.09.2019 (se vedlagte fødselsbevis) som har gjort det vanskeligere enn forutsett å holde den originale fremdriftsplanen.</text:p>
      <text:p text:style-name="P1"/>
      <text:p text:style-name="P1">Forslag til ny innleveringsfrist 31.12.2019 iht. vedlagte fremgangsplan.</text:p>
      <text:p text:style-name="P1"/>
      <text:p text:style-name="P1">Svar ønskes sendt per epost til: <text:a xlink:type="simple" xlink:href="mailto:prebujo@gmail.com" text:style-name="Internet_20_link" text:visited-style-name="Visited_20_Internet_20_Link">prebujo@gmail.com</text:a>, evtl til adressen i brevtittel.</text:p>
      <text:p text:style-name="P1"/>
      <text:p text:style-name="P1"/>
      <text:p text:style-name="P1">Med vennlig hilsen</text:p>
      <text:p text:style-name="P1"/>
      <text:p text:style-name="P1"/>
      <text:p text:style-name="P1"/>
      <text:p text:style-name="P1">______________________<text:tab/><text:tab/>_____________</text:p>
      <text:p text:style-name="P1">Preben Bucher Johannessen<text:tab/><text:tab/>Sted/Dato</text:p>
      <text:p text:style-name="P1"/>
      <text:p text:style-name="P1"/>
      <text:p text:style-name="P1">Veileders underskrift og godkjennelse</text:p>
      <text:p text:style-name="P1"/>
      <text:p text:style-name="P1"/>
      <text:p text:style-name="P1"/>
      <text:p text:style-name="P1">_______________________<text:tab/><text:tab/>_____________</text:p>
      <text:p text:style-name="P1">Ahmad Hemmati<text:tab/><text:tab/><text:tab/>Sted/Dato</text:p>
      <text:p text:style-name="P1"/>
      <text:p text:style-name="P1"/>
      <text:p text:style-name="P1"/>
      <text:p text:style-name="P1"/>
      <text:p text:style-name="P5">Fremdriftsplan</text:p>
      <text:p text:style-name="P1"/>
      <text:p text:style-name="P4">November 2019 – ferdigstillelse av skriftlig form av oppgave</text:p>
      <text:p text:style-name="P4"/>
      <text:p text:style-name="P4">Desember 2019 – Korrektur og fin-justering</text:p>
      <text:p text:style-name="P4"/>
      <text:p text:style-name="P4">31.12.2019 - innelve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5:15:24.260702470</meta:creation-date>
    <dc:date>2019-11-08T15:29:10.570014189</dc:date>
    <meta:editing-duration>PT2M46S</meta:editing-duration>
    <meta:editing-cycles>1</meta:editing-cycles>
    <meta:document-statistic meta:table-count="0" meta:image-count="0" meta:object-count="0" meta:page-count="2" meta:paragraph-count="19" meta:word-count="131" meta:character-count="1062" meta:non-whitespace-character-count="927"/>
    <meta:generator>LibreOffice/6.0.7.3$Linux_X86_64 LibreOffice_project/00m0$Build-3</meta:generator>
  </office:meta>
</office:document-meta>
</file>